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0.442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ENUMFAM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0|Zéro,1|Un,2|Deux</text:p>
          </table:table-cell>
          <table:table-cell table:style-name="ce4" table:number-columns-repeated="2"/>
          <table:table-cell table:style-name="ce4" office:value-type="string">
            <text:p>eformat=vcheck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2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ivea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0|Zéro,0.01|ZéroUn,0.02|ZéroDeux,1|Un,1.11|UnUn,1.12|UnDeux</text:p>
          </table:table-cell>
          <table:table-cell table:style-name="ce4" table:number-columns-repeated="2"/>
          <table:table-cell table:style-name="ce4" office:value-type="string">
            <text:p>eformat=vcheck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AUTO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aut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7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0|Zéro,1|Un,2|Deux</text:p>
          </table:table-cell>
          <table:table-cell table:style-name="ce4" table:number-columns-repeated="2"/>
          <table:table-cell table:style-name="ce4" office:value-type="string">
            <text:p>eformat=aut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AUTO2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iveau aut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linkenum(TST_ENUMFAM1,TST_ENUM2)</text:p>
          </table:table-cell>
          <table:table-cell table:style-name="ce4" table:number-columns-repeated="2"/>
          <table:table-cell table:style-name="ce4" office:value-type="string">
            <text:p>eformat=aut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A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Alpha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9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4" office:value-type="string">
            <text:p>a|A,b|B,c|C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NA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iveau alpha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0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a|A,a.ab|AB,a.ac|AC,b|B,b.ab|B,b.bc|BC</text:p>
          </table:table-cell>
          <table:table-cell table:style-name="ce4" table:number-columns-repeated="2"/>
          <table:table-cell table:style-name="ce4" office:value-type="string">
            <text:p>eformat=vcheck</text:p>
          </table:table-cell>
          <table:table-cell table:style-name="ce4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15:0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2T15:08:45</dc:date>
    <dc:creator>Eric Brison</dc:creator>
    <meta:generator>LibreOffice/3.4$Linux LibreOffice_project/340m1$Build-402</meta:generator>
    <meta:editing-duration>PT20H10M14S</meta:editing-duration>
    <meta:editing-cycles>43</meta:editing-cycles>
    <meta:document-statistic meta:table-count="1" meta:cell-count="118" meta:object-count="0"/>
  </office:meta>
</office:document-meta>
</file>